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" svg:font-family="Mangal"/>
    <style:font-face style:name="F" svg:font-family="" style:font-family-generic="roman"/>
    <style:font-face style:name="Lucida Sans Unicode" svg:font-family="'Lucida Sans Unicode'" style:font-pitch="variable"/>
    <style:font-face style:name="MS Gothic" svg:font-family="'MS Gothic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style:font-name="Arial Black" fo:font-size="54pt" style:font-size-asian="54pt" style:font-size-complex="54pt"/>
    </style:style>
    <style:style style:name="P2" style:family="paragraph">
      <style:paragraph-properties fo:margin-left="0cm" fo:margin-right="0cm" fo:text-indent="0cm"/>
      <style:text-properties fo:color="#ffffff" style:font-name="Arial Black" fo:font-size="54pt" fo:font-weight="bold" style:font-size-asian="54pt" style:font-size-complex="54pt"/>
    </style:style>
    <style:style style:name="P3" style:family="paragraph">
      <style:paragraph-properties fo:margin-left="0.6cm" fo:margin-right="0cm" fo:text-indent="0cm"/>
    </style:style>
    <style:style style:name="P4" style:family="paragraph">
      <style:paragraph-properties fo:margin-left="0cm" fo:margin-right="0cm" fo:text-indent="0cm"/>
      <style:text-properties style:font-name="Arial Black1" fo:font-size="54pt" style:font-size-asian="54pt" style:font-size-complex="54pt"/>
    </style:style>
    <style:style style:name="P5" style:family="paragraph">
      <style:paragraph-properties fo:margin-left="0cm" fo:margin-right="0cm" fo:text-indent="0cm"/>
      <style:text-properties fo:color="#ffffff" style:font-name="Arial Black1" fo:font-size="54pt" fo:font-weight="bold" style:font-size-asian="54pt" style:font-size-complex="54pt"/>
    </style:style>
    <style:style style:name="P6" style:family="paragraph">
      <style:paragraph-properties fo:margin-left="0.6cm" fo:margin-right="0cm" fo:text-indent="0cm"/>
      <style:text-properties fo:font-size="20pt"/>
    </style:style>
    <style:style style:name="T1" style:family="text">
      <style:text-properties fo:color="#ffffff" style:font-name="Arial Black" fo:font-size="54pt" fo:font-weight="bold" style:font-size-asian="54pt" style:font-size-complex="54pt"/>
    </style:style>
    <style:style style:name="T2" style:family="text">
      <style:text-properties fo:color="#ffffff" style:text-outline="false" style:text-line-through-style="none" style:font-name="Arial Black" fo:font-size="54pt" fo:font-style="normal" fo:text-shadow="none" style:text-underline-style="none" fo:font-weight="bold" style:font-name-asian="MS Gothic" style:font-size-asian="54pt" style:font-style-asian="normal" style:font-weight-asian="bold" style:font-name-complex="Tahoma" style:font-size-complex="54pt" style:font-style-complex="normal" style:font-weight-complex="bold" style:text-emphasize="none" style:font-relief="none"/>
    </style:style>
    <style:style style:name="T3" style:family="text">
      <style:text-properties fo:color="#ffffff" style:text-outline="false" style:text-line-through-style="none" style:font-name="Arial Black" fo:font-size="54pt" fo:font-style="normal" fo:text-shadow="none" style:text-underline-style="none" fo:font-weight="bold" style:font-name-asian="MS Gothic" style:font-size-asian="54pt" style:font-style-asian="normal" style:font-name-complex="Tahoma" style:font-size-complex="54pt" style:font-style-complex="normal" style:text-emphasize="none" style:font-relief="none"/>
    </style:style>
    <style:style style:name="T4" style:family="text">
      <style:text-properties fo:color="#ffffff" style:text-outline="false" style:text-line-through-style="none" style:font-name="Arial Black1" fo:font-size="54pt" fo:font-style="normal" fo:text-shadow="none" style:text-underline-style="none" fo:font-weight="bold" style:font-name-asian="MS Gothic" style:font-size-asian="54pt" style:font-style-asian="normal" style:font-name-complex="Tahoma" style:font-size-complex="54pt" style:font-style-complex="normal" style:text-emphasize="none" style:font-relief="none"/>
    </style:style>
    <style:style style:name="T5" style:family="text">
      <style:text-properties fo:color="#ffffff" style:text-outline="false" style:text-line-through-style="none" style:font-name="Arial Black1" fo:font-size="54pt" fo:font-style="normal" fo:text-shadow="none" style:text-underline-style="none" fo:font-weight="bold" style:font-name-asian="MS Gothic" style:font-size-asian="54pt" style:font-style-asian="normal" style:font-weight-asian="normal" style:font-name-complex="Tahoma" style:font-size-complex="54pt" style:font-style-complex="normal" style:font-weight-complex="normal" style:text-emphasize="none" style:font-relief="none"/>
    </style:style>
    <style:style style:name="T6" style:family="text">
      <style:text-properties fo:color="#ffffff" style:font-name="Arial Black1" fo:font-size="54pt" fo:font-weight="bold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3cm" presentation:class="title" presentation:user-transformed="true">
          <draw:text-box>
            <text:p text:style-name="P1"><text:span text:style-name="T1">1. </text:span><text:span text:style-name="T2">Bóg się rodzi,</text:span><text:span text:style-name="T2"><text:line-break/></text:span><text:span text:style-name="T2">moc truchleje</text:span><text:span text:style-name="T3">,</text:span><text:span text:style-name="T3"><text:line-break/></text:span><text:span text:style-name="T3">Pan niebiosów obnażony!</text:span><text:span text:style-name="T3"><text:line-break/></text:span><text:span text:style-name="T3">Ogień krzepnie,</text:span><text:span text:style-name="T3"><text:line-break/></text:span><text:span text:style-name="T3">blask ciemnieje,</text:span><text:span text:style-name="T3"><text:line-break/></text:span><text:span text:style-name="T3">Ma granice Nieskończony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4"><text:span text:style-name="T4">Wzgardzony, okryty chwałą,</text:span><text:span text:style-name="T4"><text:line-break/></text:span><text:span text:style-name="T4">Śmiertelny Król</text:span><text:span text:style-name="T4"><text:line-break/></text:span><text:span text:style-name="T4">nad wiekami,</text:span><text:span text:style-name="T4"><text:line-break/></text:span><text:span text:style-name="T4">A Słowo Ciałem się stało</text:span><text:span text:style-name="T5"><text:line-break/></text:span><text:span text:style-name="T5">I mieszkało między nam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4"><text:span text:style-name="T6">2. </text:span><text:span text:style-name="T5">Cóż masz niebo</text:span><text:span text:style-name="T5"><text:line-break/></text:span><text:span text:style-name="T5">nad ziemiany?</text:span><text:span text:style-name="T5"><text:line-break/></text:span><text:span text:style-name="T5">Bóg porzucił szczęście swoje,</text:span><text:span text:style-name="T5"><text:line-break/></text:span><text:span text:style-name="T5">Wszedł między</text:span><text:span text:style-name="T5"><text:line-break/></text:span><text:span text:style-name="T5">lud ukochany,</text:span><text:span text:style-name="T5"><text:line-break/></text:span><text:span text:style-name="T5">Dzieląc z nim trudy i znoj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4"><text:span text:style-name="T5">Niemało cierpiał, niemało,</text:span><text:span text:style-name="T5"><text:line-break/></text:span><text:span text:style-name="T5">Żeśmy byli winni sami,</text:span><text:span text:style-name="T4"><text:line-break/></text:span><text:span text:style-name="T4">A Słowo Ciałem się stało</text:span><text:span text:style-name="T5"><text:line-break/></text:span><text:span text:style-name="T5">I mieszkało między nami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4"><text:span text:style-name="T6">3. </text:span><text:span text:style-name="T5">W nędznej szopie urodzony,</text:span><text:span text:style-name="T5"><text:line-break/></text:span><text:span text:style-name="T5">Żłób Mu za kolebkę dano!</text:span><text:span text:style-name="T5"><text:line-break/></text:span><text:span text:style-name="T5">Cóż jest czym</text:span><text:span text:style-name="T5"><text:line-break/></text:span><text:span text:style-name="T5">był otoczony?</text:span><text:span text:style-name="T5"><text:line-break/></text:span><text:span text:style-name="T5">Bydło, pasterze i sian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4"><text:span text:style-name="T5">Ubodzy, was to spotkało</text:span><text:span text:style-name="T5"><text:line-break/></text:span><text:span text:style-name="T5">Witać Go przed bogaczami,</text:span><text:span text:style-name="T4"><text:line-break/></text:span><text:span text:style-name="T4">A Słowo Ciałem się stało</text:span><text:span text:style-name="T5"><text:line-break/></text:span><text:span text:style-name="T5">I mieszkało między nami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0cm" svg:y="0cm" presentation:class="title" presentation:user-transformed="true">
          <draw:text-box>
            <text:p text:style-name="P4"><text:span text:style-name="T6">4. </text:span><text:span text:style-name="T5">Podnieś rękę,</text:span><text:span text:style-name="T5"><text:line-break/></text:span><text:span text:style-name="T5">Boże Dziecię,</text:span><text:span text:style-name="T5"><text:line-break/></text:span><text:span text:style-name="T5">Błogosław Ojczyznę miłą!</text:span><text:span text:style-name="T5"><text:line-break/></text:span><text:span text:style-name="T5">W dobrych radach,</text:span><text:span text:style-name="T5"><text:line-break/></text:span><text:span text:style-name="T5">w dobrym bycie</text:span><text:span text:style-name="T5"><text:line-break/></text:span><text:span text:style-name="T5">Wspieraj jej siłę swą siłą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1T19">
        <office:forms form:automatic-focus="false" form:apply-design-mode="false"/>
        <draw:frame presentation:style-name="pr1" draw:text-style-name="P5" draw:layer="layout" svg:width="28cm" svg:height="21cm" svg:x="-0.001cm" svg:y="-0.001cm" presentation:class="title" presentation:user-transformed="true">
          <draw:text-box>
            <text:p text:style-name="P4"><text:span text:style-name="T5">Dom nasz i majętność całą,</text:span><text:span text:style-name="T5"><text:line-break/></text:span><text:span text:style-name="T5">I wszystkie wioski</text:span><text:span text:style-name="T5"><text:line-break/></text:span><text:span text:style-name="T5">z miastami,</text:span><text:span text:style-name="T4"><text:line-break/></text:span><text:span text:style-name="T4">A Słowo Ciałem się stało</text:span><text:span text:style-name="T5"><text:line-break/></text:span><text:span text:style-name="T5">I mieszkało między nami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" svg:font-family="Mangal"/>
    <style:font-face style:name="F" svg:font-family="" style:font-family-generic="roman"/>
    <style:font-face style:name="Lucida Sans Unicode" svg:font-family="'Lucida Sans Unicode'" style:font-pitch="variable"/>
    <style:font-face style:name="MS Gothic" svg:font-family="'MS Gothic'" style:font-pitch="variable"/>
    <style:font-face style:name="Mangal1" svg:font-family="Mangal" style:font-pitch="variable"/>
    <style:font-face style:name="Microsoft YaHei1" svg:font-family="'Microsoft YaHei'" style:font-pitch="variable"/>
    <style:font-face style:name="Tahoma" svg:font-family="Tahoma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Arial Black1" svg:font-family="'Arial Black'" style:font-adornments="Normalny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pl" fo:country="PL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line-height="150%" fo:text-align="justify" style:text-autospace="none" style:writing-mode="lr-tb"/>
      <style:text-properties style:use-window-font-color="true" style:font-name="Calibri" fo:font-size="11pt" fo:language="pl" fo:country="PL" style:letter-kerning="true" style:font-name-asian="F" style:font-size-asian="11pt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Indeks" style:family="graphic">
      <style:paragraph-properties fo:text-align="justify" style:text-autospace="none" style:writing-mode="lr-tb"/>
      <style:text-properties style:font-name-asian="Mangal"/>
    </style:style>
    <style:style style:name="Podpis" style:family="graphic">
      <style:paragraph-properties fo:margin-top="0.374cm" fo:margin-bottom="0.374cm" fo:text-align="justify" style:text-autospace="none" style:writing-mode="lr-tb"/>
      <style:text-properties fo:font-style="italic" style:font-name-asian="Mangal" style:font-size-asian="12pt" style:font-style-asian="italic" style:font-style-complex="italic"/>
    </style:style>
    <style:style style:name="Lista" style:family="graphic">
      <style:paragraph-properties fo:margin-top="0cm" fo:margin-bottom="0.374cm" fo:text-align="justify" style:text-autospace="none" style:writing-mode="lr-tb"/>
      <style:text-properties style:font-name-asian="Mangal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MS Gothic" style:font-size-asian="20pt" style:font-style-asian="normal" style:font-weight-asian="normal" style:font-name-complex="Tahoma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font-name-asian="MS Gothic" style:font-size-asian="32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font-name-asian="MS Gothic" style:font-size-asian="44pt" style:font-style-asian="normal" style:font-weight-asian="normal" style:font-name-complex="Tahoma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Windows_x86 LibreOffice_project/40b2d7fde7e8d2d7bc5a449dc65df4d08a7dd38</meta:generator>
    <meta:creation-date>2008-01-08T14:09:35</meta:creation-date>
    <dc:date>2014-01-06T23:43:00.839000000</dc:date>
    <dc:language>pl-PL</dc:language>
    <meta:editing-cycles>37</meta:editing-cycles>
    <meta:editing-duration>PT1H6M56S</meta:editing-duration>
    <meta:document-statistic meta:object-count="45"/>
    <meta:user-defined meta:name="Info 1"/>
    <meta:user-defined meta:name="Info 2"/>
    <meta:user-defined meta:name="Info 3"/>
    <meta:user-defined meta:name="Info 4"/>
  </office:meta>
</office:document-meta>
</file>